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Раздел1">
        <text:p text:style-name="Preformatted_20_Text">1. Задача</text:p>
        <text:p text:style-name="Preformatted_20_Text"/>
        <text:p text:style-name="Preformatted_20_Text">h = 3</text:p>
        <text:p text:style-name="Preformatted_20_Text">n = 8</text:p>
        <text:p text:style-name="Preformatted_20_Text">print(h, n)</text:p>
        <text:p text:style-name="Preformatted_20_Text">d = input("введите имя")</text:p>
        <text:p text:style-name="Preformatted_20_Text">x = int(input('введите целое число'))</text:p>
        <text:p text:style-name="Preformatted_20_Text">print(d, x)</text:p>
        <text:p text:style-name="Preformatted_20_Text"/>
        <text:p text:style-name="Preformatted_20_Text">2.Задача</text:p>
        <text:p text:style-name="Preformatted_20_Text"/>
        <text:p text:style-name="Preformatted_20_Text">t = int(input("Введите время в секундах"))</text:p>
        <text:p text:style-name="Preformatted_20_Text">h = t // 3600</text:p>
        <text:p text:style-name="Preformatted_20_Text">m = (t - h * 3600) // 60</text:p>
        <text:p text:style-name="Preformatted_20_Text">s = t - (h * 3600 + m * 60)</text:p>
        <text:p text:style-name="Preformatted_20_Text">print(f"{h}:{m}:{s}")</text:p>
        <text:p text:style-name="Preformatted_20_Text"/>
        <text:p text:style-name="Preformatted_20_Text">3.Задача</text:p>
        <text:p text:style-name="Preformatted_20_Text"/>
        <text:p text:style-name="Preformatted_20_Text">n = int(input("Введите число"))</text:p>
        <text:p text:style-name="Preformatted_20_Text">k1 = int(str(n) + str(n))</text:p>
        <text:p text:style-name="Preformatted_20_Text">k2 = int(str(n) + str(n) + str(n))</text:p>
        <text:p text:style-name="Preformatted_20_Text">print(n + k1 + k2)</text:p>
        <text:p text:style-name="Preformatted_20_Text"/>
        <text:p text:style-name="Preformatted_20_Text">4.Задача</text:p>
        <text:p text:style-name="Preformatted_20_Text"/>
        <text:p text:style-name="Preformatted_20_Text">n = int(input("Enter number"))</text:p>
        <text:p text:style-name="Preformatted_20_Text">n = [int(x) for x in str(n)]</text:p>
        <text:p text:style-name="Preformatted_20_Text">i = 1</text:p>
        <text:p text:style-name="Preformatted_20_Text">m = n[0]</text:p>
        <text:p text:style-name="Preformatted_20_Text">while i &lt; len(n):</text:p>
        <text:p text:style-name="Preformatted_20_Text"><text:s text:c="4"/>if n[i] &gt; m:</text:p>
        <text:p text:style-name="Preformatted_20_Text"><text:s text:c="8"/>m = n[i]</text:p>
        <text:p text:style-name="Preformatted_20_Text"><text:s text:c="8"/>i += 1</text:p>
        <text:p text:style-name="Preformatted_20_Text"><text:s text:c="8"/>print(f"Max number = {m}")</text:p>
        <text:p text:style-name="Preformatted_20_Text"/>
        <text:p text:style-name="Preformatted_20_Text"/>
        <text:p text:style-name="Preformatted_20_Text">5-6 Задача</text:p>
        <text:p text:style-name="Preformatted_20_Text"/>
        <text:p text:style-name="Preformatted_20_Text">v = float(input("Введите выручку фирмы "))</text:p>
        <text:p text:style-name="Preformatted_20_Text">i = float(input("Введите издержки фирмы "))</text:p>
        <text:p text:style-name="Preformatted_20_Text">if v &gt; i:</text:p>
        <text:p text:style-name="Preformatted_20_Text"><text:s text:c="4"/>print('Фирма работает с прибылью')</text:p>
        <text:p text:style-name="Preformatted_20_Text">r = v / i</text:p>
        <text:p text:style-name="Preformatted_20_Text">print(f"Рентабильность фирмы {r}")</text:p>
        <text:p text:style-name="Preformatted_20_Text">s = int(input("Введите количество сотрудников фирмы"))</text:p>
        <text:p text:style-name="Preformatted_20_Text">k = int((v - 1) / s)</text:p>
        <text:p text:style-name="Preformatted_20_Text">print(f"Прибыль в расчете на одного сторудника сотавила {k}")</text:p>
        <text:p text:style-name="Preformatted_20_Text">else:</text:p>
        <text:p text:style-name="Preformatted_20_Text">print('Фирма работает в убыток')</text:p>
        <text:p text:style-name="Preformatted_20_Text"/>
        <text:p text:style-name="Preformatted_20_Text">7.Задача</text:p>
        <text:p text:style-name="Preformatted_20_Text"/>
        <text:p text:style-name="Preformatted_20_Text">a = int(input("Введите результаты пробежки первого дня в км "))</text:p>
        <text:p text:style-name="Preformatted_20_Text">b = int(input("Введите общий желаемый результат в км "))</text:p>
        <text:p text:style-name="Preformatted_20_Text">i = 1</text:p>
        <text:p text:style-name="Preformatted_20_Text">while a &lt; b:</text:p>
        <text:p text:style-name="Preformatted_20_Text"><text:s text:c="4"/>a = a * 0.1 + a</text:p>
        <text:p text:style-name="Preformatted_20_Text"><text:s text:c="4"/>i += 1</text:p>
        <text:p text:style-name="Preformatted_20_Text">print(i)</text:p>
      </text:section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2T16:04:50.453248842</meta:creation-date>
    <meta:editing-duration>PT1M9S</meta:editing-duration>
    <meta:editing-cycles>2</meta:editing-cycles>
    <meta:generator>LibreOffice/7.2.3.2$Linux_X86_64 LibreOffice_project/20$Build-2</meta:generator>
    <dc:date>2022-01-22T16:05:23.612641357</dc:date>
    <meta:document-statistic meta:table-count="0" meta:image-count="0" meta:object-count="0" meta:page-count="1" meta:paragraph-count="48" meta:word-count="206" meta:character-count="1067" meta:non-whitespace-character-count="869"/>
  </office:meta>
</office:document-meta>
</file>